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f1df" officeooo:paragraph-rsid="0011f1df"/>
    </style:style>
    <style:style style:name="P2" style:family="paragraph" style:parent-style-name="Standard" style:list-style-name="L1">
      <style:text-properties officeooo:rsid="0011f1df" officeooo:paragraph-rsid="0011f1df"/>
    </style:style>
    <style:style style:name="P3" style:family="paragraph" style:parent-style-name="Standard" style:list-style-name="L2">
      <style:text-properties officeooo:rsid="0011f1df" officeooo:paragraph-rsid="0011f1d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utomata növény öntöző rendszer</text:p>
      <text:p text:style-name="P1"/>
      <text:p text:style-name="P1">Cél: Szoba / házközeli növények gondozásának automatizálása. </text:p>
      <text:p text:style-name="P1"/>
      <text:p text:style-name="P1">Feladatok:</text:p>
      <text:list xml:id="list3839512773" text:style-name="L1">
        <text:list-item>
          <text:p text:style-name="P2">Talaj nedvesség mérése</text:p>
        </text:list-item>
        <text:list-item>
          <text:p text:style-name="P2">Hőmérsékletérzékelés</text:p>
        </text:list-item>
        <text:list-item>
          <text:p text:style-name="P2">Fény érzékelése</text:p>
        </text:list-item>
        <text:list-item>
          <text:p text:style-name="P2">Öntöző szivattyú meghajtása</text:p>
        </text:list-item>
        <text:list-item>
          <text:p text:style-name="P2">Adatok naplózása</text:p>
        </text:list-item>
      </text:list>
      <text:p text:style-name="P1"/>
      <text:p text:style-name="P1">Terv: </text:p>
      <text:list xml:id="list2354389855" text:style-name="L2">
        <text:list-item>
          <text:p text:style-name="P3">Talajnedvesség: 555 timer segítségével RC körös kapacitás mérés, ebből a talaj nedvesség meghatározása. Mikrokontrolleren lecsengés mérése.</text:p>
        </text:list-item>
        <text:list-item>
          <text:p text:style-name="P3">Hőérzékelés: külső érzékelő illesztése</text:p>
        </text:list-item>
        <text:list-item>
          <text:p text:style-name="P3">Fény érzékelő: külső érzékelő illesztése</text:p>
        </text:list-item>
        <text:list-item>
          <text:p text:style-name="P3">Öntöző szivattyú: common source kapcsolású motormeghajtás.</text:p>
        </text:list-item>
      </text:list>
      <text:p text:style-name="P1"/>
      <text:p text:style-name="P1">Felasznált kontroller: EFM32GG Giant Gecko Starter Kit</text:p>
      <text:p text:style-name="P1">IDE: Simplicity Studio 5 IDE</text:p>
      <text:p text:style-name="P1">Áramkörtervező szoftver: KiCAD</text:p>
      <text:p text:style-name="P1"/>
      <text:p text:style-name="P1">-Schematic:</text:p>
      <text:p text:style-name="P1"/>
      <text:p text:style-name="P1"/>
      <text:p text:style-name="P1">-PCB layout:</text:p>
      <text:p text:style-name="P1"/>
      <text:p text:style-name="P1"/>
      <text:p text:style-name="P1">-Kész hardware: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6.2$Linux_X86_64 LibreOffice_project/40$Build-2</meta:generator>
    <meta:editing-cycles>0</meta:editing-cycles>
    <meta:editing-duration>P0D</meta:editing-duration>
    <meta:document-statistic meta:table-count="0" meta:image-count="0" meta:object-count="0" meta:page-count="1" meta:paragraph-count="19" meta:word-count="84" meta:character-count="647" meta:non-whitespace-character-count="589"/>
  </office:meta>
</office:document-meta>
</file>